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 table:number-rows-repeated="104821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08:30:57.942266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28T09:42:24.009466845</dc:date>
    <dc:creator>Jesus Castagnetto</dc:creator>
    <meta:editing-duration>P2DT16H20M52S</meta:editing-duration>
    <meta:editing-cycles>230</meta:editing-cycles>
    <meta:generator>LibreOffice/6.4.6.2$Linux_X86_64 LibreOffice_project/40$Build-2</meta:generator>
    <meta:document-statistic meta:table-count="1" meta:cell-count="2836" meta:object-count="0"/>
  </office:meta>
</office:document-meta>
</file>